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OperationProvider.collectOperations( final Collection operationsList ,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perationProvider.addOperation( final Class operatio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OperationProvider.lookupOperation( final Class operatio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FileOperationProvider.getOperation( FileObject file , Class oper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